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99]*([.F99]-[.E99])" office:value-type="float" office:value="-12500" calcext:value-type="float">
            <text:p>-12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0]*([.F100]-[.E100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1]*([.F101]-[.E101])" office:value-type="float" office:value="-11850" calcext:value-type="float">
            <text:p>-11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2]*([.F102]-[.E102])" office:value-type="float" office:value="-8000" calcext:value-type="float">
            <text:p>-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3]*([.F103]-[.E103])" office:value-type="float" office:value="-3200" calcext:value-type="float">
            <text:p>-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65" table:formula="of:=[.D104]*([.F104]-[.E104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5]*([.F105]-[.E10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6]*([.F106]-[.E106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65" table:formula="of:=[.D107]*([.F107]-[.E107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65" table:formula="of:=[.D108]*([.F108]-[.E108])" office:value-type="float" office:value="5300" calcext:value-type="float">
            <text:p>5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65" table:formula="of:=[.D109]*([.F109]-[.E10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5" table:formula="of:=[.D110]*([.F110]-[.E110])" office:value-type="float" office:value="5450" calcext:value-type="float">
            <text:p>5,4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5" table:formula="of:=[.D111]*([.F111]-[.E111])" office:value-type="float" office:value="-12000" calcext:value-type="float">
            <text:p>-12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65" table:formula="of:=[.D112]*([.F112]-[.E112])" office:value-type="float" office:value="-10500" calcext:value-type="float">
            <text:p>-1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65" table:formula="of:=[.D113]*([.F113]-[.E113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65" table:formula="of:=[.D114]*([.F114]-[.E114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5]*([.F115]-[.E11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65" table:formula="of:=[.D116]*([.F116]-[.E116])" office:value-type="float" office:value="750" calcext:value-type="float">
            <text:p>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65" table:formula="of:=[.D117]*([.F117]-[.E117])" office:value-type="float" office:value="-6300" calcext:value-type="float">
            <text:p>-6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65" table:formula="of:=[.D118]*([.F118]-[.E118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9]*([.F119]-[.E119])" office:value-type="float" office:value="-3500" calcext:value-type="float">
            <text:p>-3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65" table:formula="of:=[.D120]*([.F120]-[.E120])" office:value-type="float" office:value="600" calcext:value-type="float">
            <text:p>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65" table:formula="of:=[.D121]*([.F121]-[.E121])" office:value-type="float" office:value="-5500" calcext:value-type="float">
            <text:p>-5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65" table:formula="of:=[.D122]*([.F122]-[.E122])" office:value-type="float" office:value="-46900" calcext:value-type="float">
            <text:p>-46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65" table:formula="of:=[.D123]*([.F123]-[.E123])" office:value-type="float" office:value="-42700" calcext:value-type="float">
            <text:p>-42,7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65" table:formula="of:=[.D124]*([.F124]-[.E124])" office:value-type="float" office:value="-39000" calcext:value-type="float">
            <text:p>-39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5" table:formula="of:=[.D125]*([.F125]-[.E125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5" table:formula="of:=[.D126]*([.F126]-[.E126])" office:value-type="float" office:value="-30000" calcext:value-type="float">
            <text:p>-3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5" table:formula="of:=[.D127]*([.F127]-[.E127])" office:value-type="float" office:value="-20000" calcext:value-type="float">
            <text:p>-2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65" table:formula="of:=[.D128]*([.F128]-[.E128])" office:value-type="float" office:value="-15000" calcext:value-type="float">
            <text:p>-1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65" table:formula="of:=[.D129]*([.F129]-[.E129])" office:value-type="float" office:value="-10300" calcext:value-type="float">
            <text:p>-10,3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00/00/00</text:date>, <text:time style:data-style-name="N2" text:time-value="08:30:55.96679456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6T08:32:03.522145451</dc:date>
    <meta:editing-duration>P20DT2H30M50S</meta:editing-duration>
    <meta:editing-cycles>1905</meta:editing-cycles>
    <meta:document-statistic meta:table-count="2" meta:cell-count="2927" meta:object-count="0"/>
  </office:meta>
</office:document-meta>
</file>